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1283f" officeooo:paragraph-rsid="0011283f" style:font-size-asian="15.75pt" style:font-size-complex="18pt"/>
    </style:style>
    <style:style style:name="P2" style:family="paragraph" style:parent-style-name="Standard">
      <style:text-properties fo:font-size="18pt" officeooo:rsid="00129f5f" officeooo:paragraph-rsid="00129f5f" style:font-size-asian="15.75pt" style:font-size-complex="18pt"/>
    </style:style>
    <style:style style:name="P3" style:family="paragraph" style:parent-style-name="Standard">
      <style:text-properties fo:font-size="18pt" officeooo:rsid="0011283f" officeooo:paragraph-rsid="0011283f" style:font-size-asian="15.75pt" style:font-size-complex="18pt"/>
    </style:style>
    <style:style style:name="P4" style:family="paragraph" style:parent-style-name="Standard" style:list-style-name="L3">
      <style:text-properties fo:font-size="18pt" officeooo:rsid="0011283f" officeooo:paragraph-rsid="0011283f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138833" officeooo:paragraph-rsid="00138833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text-properties officeooo:paragraph-rsid="00129f5f"/>
    </style:style>
    <style:style style:name="P7" style:family="paragraph" style:parent-style-name="Standard" style:list-style-name="L2">
      <style:text-properties officeooo:paragraph-rsid="00138833"/>
    </style:style>
    <style:style style:name="P8" style:family="paragraph" style:parent-style-name="Standard" style:list-style-name="L3">
      <style:text-properties officeooo:paragraph-rsid="001388dc"/>
    </style:style>
    <style:style style:name="P9" style:family="paragraph" style:parent-style-name="Standard" style:list-style-name="L3">
      <style:text-properties officeooo:rsid="00138833" officeooo:paragraph-rsid="00138833"/>
    </style:style>
    <style:style style:name="P10" style:family="paragraph" style:parent-style-name="Standard" style:list-style-name="L1">
      <style:text-properties officeooo:rsid="001388dc" officeooo:paragraph-rsid="001388dc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29f5f" style:font-size-asian="15.75pt" style:font-size-complex="18pt"/>
    </style:style>
    <style:style style:name="T3" style:family="text">
      <style:text-properties fo:font-size="18pt" officeooo:rsid="0011283f" style:font-size-asian="15.75pt" style:font-size-complex="18pt"/>
    </style:style>
    <style:style style:name="T4" style:family="text">
      <style:text-properties fo:font-size="18pt" officeooo:rsid="00138833" style:font-size-asian="15.75pt" style:font-size-complex="18pt"/>
    </style:style>
    <style:style style:name="T5" style:family="text">
      <style:text-properties fo:font-size="18pt" officeooo:rsid="001388dc" style:font-size-asian="15.75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BSERVATIONS:</text:p>
      <text:p text:style-name="P1"/>
      <text:list xml:id="list8800486567974021763" text:style-name="L2">
        <text:list-item>
          <text:p text:style-name="P7"><text:span text:style-name="T3">A</text:span><text:span text:style-name="T4">fter executing the program, it was observed that the variables bearing same name despite of being global </text:span><text:span text:style-name="T5">variable </text:span><text:span text:style-name="T4">or temporary </text:span><text:span text:style-name="T5">variable</text:span><text:span text:style-name="T4"> ,</text:span><text:span text:style-name="T5">both </text:span><text:span text:style-name="T4"><text:s/>have the same address number in <text:s/>parent as well as child processes.</text:span></text:p>
        </text:list-item>
      </text:list>
      <text:p text:style-name="P1"/>
      <text:list xml:id="list123137066546394" text:continue-numbering="true" text:style-name="L2">
        <text:list-item>
          <text:p text:style-name="P7"><text:span text:style-name="T4">As we know that every child process and parent process have its own stack and data segment but in this case </text:span><text:span text:style-name="T3">,</text:span><text:span text:style-name="T4">there are high probability of them having the same memory.</text:span></text:p>
        </text:list-item>
      </text:list>
      <text:p text:style-name="P1"/>
      <text:list xml:id="list3030673707729655710" text:style-name="L3">
        <text:list-item>
          <text:p text:style-name="P9"><text:span text:style-name="T3">T</text:span><text:span text:style-name="T1">o account for the aforementioned fact, modifications were made in the global variables values and the same were checked in child process whether any change is observable or not.</text:span></text:p>
          <text:p text:style-name="P4"/>
        </text:list-item>
        <text:list-item>
          <text:p text:style-name="P8"><text:span text:style-name="T2">I</text:span><text:span text:style-name="T5">t was observed that there is no change in temporary and global values of one process to another.</text:span></text:p>
        </text:list-item>
      </text:list>
      <text:p text:style-name="P2"/>
      <text:list xml:id="list1156334360971083441" text:style-name="L1">
        <text:list-item>
          <text:p text:style-name="P10"><text:span text:style-name="T2">H</text:span><text:span text:style-name="T1">ence it was concluded the both processes are using different physical spaces with same virtual number.</text:span></text:p>
          <text:p text:style-name="P6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3:01:53.237278716</meta:creation-date>
    <dc:date>2018-03-26T12:31:36.282520445</dc:date>
    <meta:editing-duration>PT10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36" meta:character-count="776" meta:non-whitespace-character-count="651"/>
  </office:meta>
</office:document-meta>
</file>